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</office:automatic-styles>
  <office:body>
    <office:text text:use-soft-page-breaks="true">
      <text:p text:style-name="P1">WSL 2 Installation</text:p>
      <text:p text:style-name="Standard"/>
      <text:p text:style-name="Standard"><text:s/>Docker docs</text:p>
      <text:p text:style-name="Standard">Wsl 2 backend</text:p>
      <text:p text:style-name="Standard"/>
      <text:p text:style-name="Standard">Wsl –install</text:p>
      <text:p text:style-name="Standard"/>
      <text:p text:style-name="Standard">Commandline:</text:p>
      <text:p text:style-name="P2">Wsl --install</text:p>
      <text:p text:style-name="P3">Wsl</text:p>
      <text:p text:style-name="Standard">Wsl –set -default -version 2</text:p>
      <text:p text:style-name="Standard">Docker<text:s/>vers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arrer Raphael</meta:initial-creator>
    <dc:creator>Scharrer Raphael</dc:creator>
    <meta:creation-date>2021-10-21T08:31:00Z</meta:creation-date>
    <dc:date>2021-10-21T08:39:00Z</dc:date>
    <meta:template xlink:href="Normal.dotm" xlink:type="simple"/>
    <meta:editing-cycles>20</meta:editing-cycles>
    <meta:editing-duration>PT0S</meta:editing-duration>
    <meta:document-statistic meta:page-count="1" meta:paragraph-count="1" meta:word-count="18" meta:character-count="136" meta:row-count="1" meta:non-whitespace-character-count="119"/>
  </office:meta>
</office:document-meta>
</file>